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4.7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скорость</text:p>
          </table:table-cell>
          <table:table-cell office:value-type="string">
            <text:p>масса</text:p>
          </table:table-cell>
          <table:table-cell office:value-type="string">
            <text:p>диаметр</text:p>
          </table:table-cell>
          <table:table-cell office:value-type="string">
            <text:p>радиус</text:p>
          </table:table-cell>
          <table:table-cell office:value-type="string">
            <text:p>Энергия</text:p>
          </table:table-cell>
          <table:table-cell office:value-type="string">
            <text:p>Энергия на площадь</text:p>
          </table:table-cell>
          <table:table-cell office:value-type="string">
            <text:p>Масса / 2</text:p>
          </table:table-cell>
          <table:table-cell office:value-type="string">
            <text:p>Энергия по коэфф. Массы</text:p>
          </table:table-cell>
          <table:table-cell office:value-type="string">
            <text:p>Масса / 2 / площадь</text:p>
          </table:table-cell>
          <table:table-cell office:value-type="string">
            <text:p>E / площадь по коэфф</text:p>
          </table:table-cell>
          <table:table-cell office:value-type="string">
            <text:p>ОД пули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3">
            <text:p>0,013</text:p>
          </table:table-cell>
          <table:table-cell office:value-type="float" office:value="11.5">
            <text:p>11,5</text:p>
          </table:table-cell>
          <table:table-cell table:formula="of:=[.C2]/2" office:value-type="float" office:value="5.75">
            <text:p>5,75</text:p>
          </table:table-cell>
          <table:table-cell table:formula="of:=[.A2]*[.A2]*[.B2]/2" office:value-type="float" office:value="585">
            <text:p>585</text:p>
          </table:table-cell>
          <table:table-cell table:formula="of:=[.E2]/([.D2]*[.D2]*PI())" office:value-type="float" office:value="5.63209930941452">
            <text:p>5,6320993094</text:p>
          </table:table-cell>
          <table:table-cell table:formula="of:=[.B2]/2" office:value-type="float" office:value="0.0065">
            <text:p>0,0065</text:p>
          </table:table-cell>
          <table:table-cell table:formula="of:=[.A2]*[.A2]*[.G2]" office:value-type="float" office:value="585">
            <text:p>585</text:p>
          </table:table-cell>
          <table:table-cell table:formula="of:=[.G2]/([.D2]*[.D2]*PI())" office:value-type="float" office:value="0.0000625788812157169">
            <text:p>6,25788812157169E-005</text:p>
          </table:table-cell>
          <table:table-cell table:formula="of:=[.I2]*[.A2]*[.A2]" office:value-type="float" office:value="5.63209930941452">
            <text:p>5,6320993094</text:p>
          </table:table-cell>
          <table:table-cell table:formula="of:=[.E2]*([.D2]/10)*([.D2]/10)*PI()" office:value-type="float" office:value="607.633106589478">
            <text:p>607,633106589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9">
            <text:p>0,009</text:p>
          </table:table-cell>
          <table:table-cell office:value-type="float" office:value="9">
            <text:p>9</text:p>
          </table:table-cell>
          <table:table-cell table:formula="of:=[.C3]/2" office:value-type="float" office:value="4.5">
            <text:p>4,5</text:p>
          </table:table-cell>
          <table:table-cell table:formula="of:=[.A3]*[.A3]*[.B3]/2" office:value-type="float" office:value="281.25">
            <text:p>281,25</text:p>
          </table:table-cell>
          <table:table-cell table:formula="of:=[.E3]/([.D3]*[.D3]*PI())" office:value-type="float" office:value="4.42097064144154">
            <text:p>4,4209706414</text:p>
          </table:table-cell>
          <table:table-cell table:formula="of:=[.B3]/2" office:value-type="float" office:value="0.0045">
            <text:p>0,0045</text:p>
          </table:table-cell>
          <table:table-cell table:formula="of:=[.A3]*[.A3]*[.G3]" office:value-type="float" office:value="281.25">
            <text:p>281,25</text:p>
          </table:table-cell>
          <table:table-cell table:formula="of:=[.G3]/([.D3]*[.D3]*PI())" office:value-type="float" office:value="0.0000707355302630646">
            <text:p>7,07355302630646E-005</text:p>
          </table:table-cell>
          <table:table-cell table:formula="of:=[.I3]*[.A3]*[.A3]" office:value-type="float" office:value="4.42097064144154">
            <text:p>4,4209706414</text:p>
          </table:table-cell>
          <table:table-cell table:formula="of:=[.E3]*([.D3]/10)*([.D3]/10)*PI()" office:value-type="float" office:value="178.923519098981">
            <text:p>178,92351909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6">
            <text:p>0,006</text:p>
          </table:table-cell>
          <table:table-cell office:value-type="float" office:value="5.56">
            <text:p>5,56</text:p>
          </table:table-cell>
          <table:table-cell table:formula="of:=[.C4]/2" office:value-type="float" office:value="2.78">
            <text:p>2,78</text:p>
          </table:table-cell>
          <table:table-cell table:formula="of:=[.A4]*[.A4]*[.B4]/2" office:value-type="float" office:value="1080">
            <text:p>1080</text:p>
          </table:table-cell>
          <table:table-cell table:formula="of:=[.E4]/([.D4]*[.D4]*PI())" office:value-type="float" office:value="44.4819984833205">
            <text:p>44,4819984833</text:p>
          </table:table-cell>
          <table:table-cell table:formula="of:=[.B4]/2" office:value-type="float" office:value="0.003">
            <text:p>0,003</text:p>
          </table:table-cell>
          <table:table-cell table:formula="of:=[.A4]*[.A4]*[.G4]" office:value-type="float" office:value="1080">
            <text:p>1080</text:p>
          </table:table-cell>
          <table:table-cell table:formula="of:=[.G4]/([.D4]*[.D4]*PI())" office:value-type="float" office:value="0.000123561106898112">
            <text:p>0,0001235611</text:p>
          </table:table-cell>
          <table:table-cell table:formula="of:=[.I4]*[.A4]*[.A4]" office:value-type="float" office:value="44.4819984833205">
            <text:p>44,4819984833</text:p>
          </table:table-cell>
          <table:table-cell table:formula="of:=[.E4]*([.D4]/10)*([.D4]/10)*PI()" office:value-type="float" office:value="262.218434371236">
            <text:p>262,218434371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1">
            <text:p>0,01</text:p>
          </table:table-cell>
          <table:table-cell office:value-type="float" office:value="9">
            <text:p>9</text:p>
          </table:table-cell>
          <table:table-cell table:formula="of:=[.C5]/2" office:value-type="float" office:value="4.5">
            <text:p>4,5</text:p>
          </table:table-cell>
          <table:table-cell table:formula="of:=[.A5]*[.A5]*[.B5]/2" office:value-type="float" office:value="512">
            <text:p>512</text:p>
          </table:table-cell>
          <table:table-cell table:formula="of:=[.E5]/([.D5]*[.D5]*PI())" office:value-type="float" office:value="8.04813144326424">
            <text:p>8,0481314433</text:p>
          </table:table-cell>
          <table:table-cell table:formula="of:=[.B5]/2" office:value-type="float" office:value="0.005">
            <text:p>0,005</text:p>
          </table:table-cell>
          <table:table-cell table:formula="of:=[.A5]*[.A5]*[.G5]" office:value-type="float" office:value="512">
            <text:p>512</text:p>
          </table:table-cell>
          <table:table-cell table:formula="of:=[.G5]/([.D5]*[.D5]*PI())" office:value-type="float" office:value="0.0000785950336256273">
            <text:p>0,000078595</text:p>
          </table:table-cell>
          <table:table-cell table:formula="of:=[.I5]*[.A5]*[.A5]" office:value-type="float" office:value="8.04813144326424">
            <text:p>8,0481314433</text:p>
          </table:table-cell>
          <table:table-cell table:formula="of:=[.E5]*([.D5]/10)*([.D5]/10)*PI()" office:value-type="float" office:value="325.72032632419">
            <text:p>325,720326324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24">
            <text:p>0,024</text:p>
          </table:table-cell>
          <table:table-cell office:value-type="float" office:value="14">
            <text:p>14</text:p>
          </table:table-cell>
          <table:table-cell table:formula="of:=[.C6]/2" office:value-type="float" office:value="7">
            <text:p>7</text:p>
          </table:table-cell>
          <table:table-cell table:formula="of:=[.A6]*[.A6]*[.B6]/2" office:value-type="float" office:value="1023.168">
            <text:p>1023,168</text:p>
          </table:table-cell>
          <table:table-cell table:formula="of:=[.E6]/([.D6]*[.D6]*PI())" office:value-type="float" office:value="6.64662223728361">
            <text:p>6,6466222373</text:p>
          </table:table-cell>
          <table:table-cell table:formula="of:=[.B6]/2" office:value-type="float" office:value="0.012">
            <text:p>0,012</text:p>
          </table:table-cell>
          <table:table-cell table:formula="of:=[.A6]*[.A6]*[.G6]" office:value-type="float" office:value="1023.168">
            <text:p>1023,168</text:p>
          </table:table-cell>
          <table:table-cell table:formula="of:=[.G6]/([.D6]*[.D6]*PI())" office:value-type="float" office:value="0.0000779534415143977">
            <text:p>7,79534415143977E-005</text:p>
          </table:table-cell>
          <table:table-cell table:formula="of:=[.I6]*[.A6]*[.A6]" office:value-type="float" office:value="6.64662223728361">
            <text:p>6,6466222373</text:p>
          </table:table-cell>
          <table:table-cell table:formula="of:=[.E6]*([.D6]/10)*([.D6]/10)*PI()" office:value-type="float" office:value="1575.0447653722">
            <text:p>1575,044765372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float" office:value="60.352">
            <text:p>60,352</text:p>
          </table:table-cell>
          <table:table-cell table:formula="of:=[.D10]*[.D10]" office:value-type="float" office:value="3642.363904">
            <text:p>3642,363904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formula="of:=[.A2]*[.D10]" office:value-type="float" office:value="18105.6">
            <text:p>18105,6</text:p>
          </table:table-cell>
          <table:table-cell table:number-columns-repeated="2"/>
          <table:table-cell table:formula="of:=[.B14]*[.B14]*[.B2]/2/[.E10]" office:value-type="float" office:value="585">
            <text:p>585</text:p>
          </table:table-cell>
          <table:table-cell table:formula="of:=[.B2]/(2*[.E10])" office:value-type="float" office:value="0.00000178455535232539">
            <text:p>1,78455535232539E-006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B14]*[.B14]*[.F14]" office:value-type="float" office:value="585">
            <text:p>585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5"/>
          <table:table-cell table:formula="of:=[.F22]*[.F22]*[.B6]/2" office:value-type="float" office:value="767.376">
            <text:p>767,376</text:p>
          </table:table-cell>
          <table:table-cell table:formula="of:=[.G22]*[.G22]*[.B6]/2" office:value-type="float" office:value="767.376">
            <text:p>767,37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A6]*0.75" office:value-type="float" office:value="219">
            <text:p>219</text:p>
          </table:table-cell>
          <table:table-cell table:formula="of:=[.E6]*0.75" office:value-type="float" office:value="767.376">
            <text:p>767,376</text:p>
          </table:table-cell>
          <table:table-cell table:formula="of:=SQRT([.E22]*2/[.B6])" office:value-type="float" office:value="252.879417905056">
            <text:p>252,8794179051</text:p>
          </table:table-cell>
          <table:table-cell table:formula="of:=[.A6]/SQRT([.E6]/[.E22])" office:value-type="float" office:value="252.879417905056">
            <text:p>252,8794179051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formula="of:=[.F22]/[.A6]*[.F22]/[.A6]" office:value-type="float" office:value="0.75">
            <text:p>0,75</text:p>
          </table:table-cell>
          <table:table-cell table:number-columns-repeated="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10.04.2014</text:date>, <text:time>05:43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08T22:19:15.80</meta:creation-date>
    <dc:date>2014-04-10T05:43:27.73</dc:date>
    <meta:editing-duration>PT2H56M49S</meta:editing-duration>
    <meta:editing-cycles>3</meta:editing-cycles>
    <meta:generator>OpenOffice.org/3.3$Win32 OpenOffice.org_project/330m20$Build-9567</meta:generator>
    <meta:document-statistic meta:table-count="3" meta:cell-count="79" meta:object-count="0"/>
  </office:meta>
</office:document-meta>
</file>